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HelveticaNeue LT 65 Medium" svg:font-family="'HelveticaNeue LT 65 Medium'" style:font-pitch="variable"/>
    <style:font-face style:name="HelveticaNeue LT 65 Medium1" svg:font-family="'HelveticaNeue LT 65 Medium'" style:font-adornments="Bol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758cm" fo:margin-right="0cm" fo:text-indent="0cm" style:auto-text-indent="false"/>
      <style:text-properties fo:font-size="6pt" style:font-size-asian="6pt" style:font-size-complex="6pt"/>
    </style:style>
    <style:style style:name="P2" style:family="paragraph" style:parent-style-name="Standard">
      <style:paragraph-properties fo:margin-left="0.758cm" fo:margin-right="0cm" fo:text-indent="0cm" style:auto-text-indent="false"/>
      <style:text-properties fo:font-size="8pt" style:font-size-asian="8pt" style:font-size-complex="8pt"/>
    </style:style>
    <style:style style:name="P3" style:family="paragraph" style:parent-style-name="Heading_20_1">
      <style:paragraph-properties fo:margin-left="0.635cm" fo:margin-right="0cm" fo:text-indent="0cm" style:auto-text-indent="false"/>
    </style:style>
    <style:style style:name="fr1" style:family="graphic" style:parent-style-name="Labels">
      <style:graphic-properties style:vertical-pos="top" style:vertical-rel="baseli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7.001cm" svg:height="1.69cm" draw:z-index="0"><draw:text-box><text:section text:style-name="Sect1" text:name="MasterLabel"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" text:anchor-type="as-char" svg:width="7.001cm" svg:height="1.69cm" draw:z-index="1"><draw:text-box><text:section text:style-name="Sect1" text:name="Section1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" text:anchor-type="as-char" svg:width="7.001cm" svg:height="1.69cm" draw:z-index="2"><draw:text-box><text:section text:style-name="Sect1" text:name="Section2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4" text:anchor-type="as-char" svg:width="7.001cm" svg:height="1.69cm" draw:z-index="3"><draw:text-box><text:section text:style-name="Sect1" text:name="Section3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5" text:anchor-type="as-char" svg:width="7.001cm" svg:height="1.69cm" draw:z-index="4"><draw:text-box><text:section text:style-name="Sect1" text:name="Section4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6" text:anchor-type="as-char" svg:width="7.001cm" svg:height="1.69cm" draw:z-index="5"><draw:text-box><text:section text:style-name="Sect1" text:name="Section5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7" text:anchor-type="as-char" svg:width="7.001cm" svg:height="1.69cm" draw:z-index="6"><draw:text-box><text:section text:style-name="Sect1" text:name="Section6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8" text:anchor-type="as-char" svg:width="7.001cm" svg:height="1.69cm" draw:z-index="7"><draw:text-box><text:section text:style-name="Sect1" text:name="Section7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9" text:anchor-type="as-char" svg:width="7.001cm" svg:height="1.69cm" draw:z-index="8"><draw:text-box><text:section text:style-name="Sect1" text:name="Section8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10" text:anchor-type="as-char" svg:width="7.001cm" svg:height="1.69cm" draw:z-index="9"><draw:text-box><text:section text:style-name="Sect1" text:name="Section9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11" text:anchor-type="as-char" svg:width="7.001cm" svg:height="1.69cm" draw:z-index="10"><draw:text-box><text:section text:style-name="Sect1" text:name="Section10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12" text:anchor-type="as-char" svg:width="7.001cm" svg:height="1.69cm" draw:z-index="11"><draw:text-box><text:section text:style-name="Sect1" text:name="Section11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13" text:anchor-type="as-char" svg:width="7.001cm" svg:height="1.69cm" draw:z-index="12"><draw:text-box><text:section text:style-name="Sect1" text:name="Section12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14" text:anchor-type="as-char" svg:width="7.001cm" svg:height="1.69cm" draw:z-index="13"><draw:text-box><text:section text:style-name="Sect1" text:name="Section13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15" text:anchor-type="as-char" svg:width="7.001cm" svg:height="1.69cm" draw:z-index="14"><draw:text-box><text:section text:style-name="Sect1" text:name="Section14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16" text:anchor-type="as-char" svg:width="7.001cm" svg:height="1.69cm" draw:z-index="15"><draw:text-box><text:section text:style-name="Sect1" text:name="Section15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17" text:anchor-type="as-char" svg:width="7.001cm" svg:height="1.69cm" draw:z-index="16"><draw:text-box><text:section text:style-name="Sect1" text:name="Section16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18" text:anchor-type="as-char" svg:width="7.001cm" svg:height="1.69cm" draw:z-index="17"><draw:text-box><text:section text:style-name="Sect1" text:name="Section17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19" text:anchor-type="as-char" svg:width="7.001cm" svg:height="1.69cm" draw:z-index="18"><draw:text-box><text:section text:style-name="Sect1" text:name="Section18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0" text:anchor-type="as-char" svg:width="7.001cm" svg:height="1.69cm" draw:z-index="19"><draw:text-box><text:section text:style-name="Sect1" text:name="Section19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1" text:anchor-type="as-char" svg:width="7.001cm" svg:height="1.69cm" draw:z-index="20"><draw:text-box><text:section text:style-name="Sect1" text:name="Section20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22" text:anchor-type="as-char" svg:width="7.001cm" svg:height="1.69cm" draw:z-index="21"><draw:text-box><text:section text:style-name="Sect1" text:name="Section21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3" text:anchor-type="as-char" svg:width="7.001cm" svg:height="1.69cm" draw:z-index="22"><draw:text-box><text:section text:style-name="Sect1" text:name="Section22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4" text:anchor-type="as-char" svg:width="7.001cm" svg:height="1.69cm" draw:z-index="23"><draw:text-box><text:section text:style-name="Sect1" text:name="Section23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25" text:anchor-type="as-char" svg:width="7.001cm" svg:height="1.69cm" draw:z-index="24"><draw:text-box><text:section text:style-name="Sect1" text:name="Section24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6" text:anchor-type="as-char" svg:width="7.001cm" svg:height="1.69cm" draw:z-index="25"><draw:text-box><text:section text:style-name="Sect1" text:name="Section25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7" text:anchor-type="as-char" svg:width="7.001cm" svg:height="1.69cm" draw:z-index="26"><draw:text-box><text:section text:style-name="Sect1" text:name="Section26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28" text:anchor-type="as-char" svg:width="7.001cm" svg:height="1.69cm" draw:z-index="27"><draw:text-box><text:section text:style-name="Sect1" text:name="Section27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29" text:anchor-type="as-char" svg:width="7.001cm" svg:height="1.69cm" draw:z-index="28"><draw:text-box><text:section text:style-name="Sect1" text:name="Section28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0" text:anchor-type="as-char" svg:width="7.001cm" svg:height="1.69cm" draw:z-index="29"><draw:text-box><text:section text:style-name="Sect1" text:name="Section29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31" text:anchor-type="as-char" svg:width="7.001cm" svg:height="1.69cm" draw:z-index="30"><draw:text-box><text:section text:style-name="Sect1" text:name="Section30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2" text:anchor-type="as-char" svg:width="7.001cm" svg:height="1.69cm" draw:z-index="31"><draw:text-box><text:section text:style-name="Sect1" text:name="Section31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3" text:anchor-type="as-char" svg:width="7.001cm" svg:height="1.69cm" draw:z-index="32"><draw:text-box><text:section text:style-name="Sect1" text:name="Section32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34" text:anchor-type="as-char" svg:width="7.001cm" svg:height="1.69cm" draw:z-index="33"><draw:text-box><text:section text:style-name="Sect1" text:name="Section33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5" text:anchor-type="as-char" svg:width="7.001cm" svg:height="1.69cm" draw:z-index="34"><draw:text-box><text:section text:style-name="Sect1" text:name="Section34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6" text:anchor-type="as-char" svg:width="7.001cm" svg:height="1.69cm" draw:z-index="35"><draw:text-box><text:section text:style-name="Sect1" text:name="Section35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37" text:anchor-type="as-char" svg:width="7.001cm" svg:height="1.69cm" draw:z-index="36"><draw:text-box><text:section text:style-name="Sect1" text:name="Section36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8" text:anchor-type="as-char" svg:width="7.001cm" svg:height="1.69cm" draw:z-index="37"><draw:text-box><text:section text:style-name="Sect1" text:name="Section37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39" text:anchor-type="as-char" svg:width="7.001cm" svg:height="1.69cm" draw:z-index="38"><draw:text-box><text:section text:style-name="Sect1" text:name="Section38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40" text:anchor-type="as-char" svg:width="7.001cm" svg:height="1.69cm" draw:z-index="39"><draw:text-box><text:section text:style-name="Sect1" text:name="Section39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41" text:anchor-type="as-char" svg:width="7.001cm" svg:height="1.69cm" draw:z-index="40"><draw:text-box><text:section text:style-name="Sect1" text:name="Section40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42" text:anchor-type="as-char" svg:width="7.001cm" svg:height="1.69cm" draw:z-index="41"><draw:text-box><text:section text:style-name="Sect1" text:name="Section41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43" text:anchor-type="as-char" svg:width="7.001cm" svg:height="1.69cm" draw:z-index="42"><draw:text-box><text:section text:style-name="Sect1" text:name="Section42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44" text:anchor-type="as-char" svg:width="7.001cm" svg:height="1.69cm" draw:z-index="43"><draw:text-box><text:section text:style-name="Sect1" text:name="Section43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45" text:anchor-type="as-char" svg:width="7.001cm" svg:height="1.69cm" draw:z-index="44"><draw:text-box><text:section text:style-name="Sect1" text:name="Section44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46" text:anchor-type="as-char" svg:width="7.001cm" svg:height="1.69cm" draw:z-index="45"><draw:text-box><text:section text:style-name="Sect1" text:name="Section45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47" text:anchor-type="as-char" svg:width="7.001cm" svg:height="1.69cm" draw:z-index="46"><draw:text-box><text:section text:style-name="Sect1" text:name="Section46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48" text:anchor-type="as-char" svg:width="7.001cm" svg:height="1.69cm" draw:z-index="47"><draw:text-box><text:section text:style-name="Sect1" text:name="Section47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  <text:p text:style-name="Standard"><draw:frame draw:style-name="fr1" draw:name="Frame49" text:anchor-type="as-char" svg:width="7.001cm" svg:height="1.69cm" draw:z-index="48"><draw:text-box><text:section text:style-name="Sect1" text:name="Section48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50" text:anchor-type="as-char" svg:width="7.001cm" svg:height="1.69cm" draw:z-index="49"><draw:text-box><text:section text:style-name="Sect1" text:name="Section49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draw:frame draw:style-name="fr1" draw:name="Frame51" text:anchor-type="as-char" svg:width="7.001cm" svg:height="1.69cm" draw:z-index="50"><draw:text-box><text:section text:style-name="Sect1" text:name="Section50" text:protected="true"><text:section-source text:section-name="MasterLabel"/><text:h text:style-name="P3" text:outline-level="1">GECKO3main</text:h><text:p text:style-name="P1">Type: XC3S1500</text:p><text:p text:style-name="P1">Case: FG679 </text:p><text:p text:style-name="P1">Speed: 4</text:p><text:p text:style-name="P1">Serialnumber: <text:database-display text:table-name="Sheet1" text:table-type="table" text:column-name="Serialnumber" text:database-name="serialnumbers">52</text:database-display> <text:database-next text:table-name="Sheet1" text:table-type="table" text:condition="ooow:TRUE" text:database-name="serialnumbers"/></text:p><text:p text:style-name="P2">Testdate: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HelveticaNeue LT 65 Medium" svg:font-family="'HelveticaNeue LT 65 Medium'" style:font-pitch="variable"/>
    <style:font-face style:name="HelveticaNeue LT 65 Medium1" svg:font-family="'HelveticaNeue LT 65 Medium'" style:font-adornments="Bold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HelveticaNeue LT 45 Light" svg:font-family="'HelveticaNeue LT 45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CH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text-properties style:font-name="HelveticaNeue LT 45 Light" fo:language="en" fo:country="GB" fo:font-weight="25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049cm" fo:margin-bottom="0cm"/>
      <style:text-properties style:font-name="HelveticaNeue LT 65 Medium1" fo:font-size="8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abels" style:family="graphic" style:auto-update="true">
      <style:graphic-properties svg:width="7.001cm" svg:height="1.69cm" text:anchor-type="as-char" svg:y="0cm" fo:margin-left="0cm" fo:margin-right="0cm" fo:margin-top="0cm" fo:margin-bottom="0cm" style:protect="size position" style:vertical-pos="top" style:vertical-rel="baseli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43cm" fo:page-height="29.245cm" style:num-format="" style:paper-tray-name="Manual Feeding" style:print-orientation="portrait" fo:margin-top="0.478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8-01-28T17:26:50</meta:creation-date>
    <dc:date>2008-01-28T18:28:57</dc:date>
    <meta:print-date>2008-01-28T18:21:39</meta:print-date>
    <dc:language>de-CH</dc:language>
    <meta:editing-cycles>9</meta:editing-cycles>
    <meta:editing-duration>PT1H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3" meta:word-count="462" meta:character-count="3697"/>
  </office:meta>
</office:document-meta>
</file>